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D000001E6B92E0BD7.png" manifest:media-type="image/png"/>
  <manifest:file-entry manifest:full-path="Pictures/1000020100000455000000DF02007737.png" manifest:media-type="image/png"/>
  <manifest:file-entry manifest:full-path="Pictures/100002010000026D000001478D26BCB7.png" manifest:media-type="image/png"/>
  <manifest:file-entry manifest:full-path="Pictures/10000201000004610000021C062E7A6E.png" manifest:media-type="image/png"/>
  <manifest:file-entry manifest:full-path="Pictures/10000201000003F80000013831383D37.png" manifest:media-type="image/png"/>
  <manifest:file-entry manifest:full-path="Pictures/10000201000002700000010DC683BEEA.png" manifest:media-type="image/png"/>
  <manifest:file-entry manifest:full-path="Pictures/1000020100000454000000DE300F9EBF.png" manifest:media-type="image/png"/>
  <manifest:file-entry manifest:full-path="Pictures/1000020100000457000000FCBB4EDD1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width="17cm" svg:height="3.854cm" draw:z-index="0"><draw:image xlink:href="Pictures/1000020100000457000000FCBB4EDD1B.png" xlink:type="simple" xlink:show="embed" xlink:actuate="onLoad"/></draw:frame></text:p>
      <text:p text:style-name="Standard"><draw:frame draw:style-name="fr2" draw:name="Imagem2" text:anchor-type="paragraph" svg:width="16.512cm" svg:height="7.117cm" draw:z-index="1"><draw:image xlink:href="Pictures/10000201000002700000010DC683BEEA.png" xlink:type="simple" xlink:show="embed" xlink:actuate="onLoad"/></draw:frame></text:p>
      <text:p text:style-name="Standard"><draw:frame draw:style-name="fr1" draw:name="Imagem3" text:anchor-type="paragraph" svg:width="17cm" svg:height="5.219cm" draw:z-index="2"><draw:image xlink:href="Pictures/10000201000003F80000013831383D37.png" xlink:type="simple" xlink:show="embed" xlink:actuate="onLoad"/></draw:frame></text:p>
      <text:p text:style-name="Standard"><draw:frame draw:style-name="fr1" draw:name="Imagem4" text:anchor-type="paragraph" svg:width="17cm" svg:height="8.188cm" draw:z-index="3"><draw:image xlink:href="Pictures/10000201000004610000021C062E7A6E.png" xlink:type="simple" xlink:show="embed" xlink:actuate="onLoad"/></draw:frame><text:soft-page-break/></text:p>
      <text:p text:style-name="Standard"/>
      <text:p text:style-name="Standard"/>
      <text:p text:style-name="Standard"><draw:frame draw:style-name="fr2" draw:name="Imagem5" text:anchor-type="paragraph" svg:width="16.432cm" svg:height="8.654cm" draw:z-index="4"><draw:image xlink:href="Pictures/100002010000026D000001478D26BCB7.png" xlink:type="simple" xlink:show="embed" xlink:actuate="onLoad"/></draw:frame></text:p>
      <text:p text:style-name="Standard"><draw:frame draw:style-name="fr1" draw:name="Imagem6" text:anchor-type="paragraph" svg:width="17cm" svg:height="3.417cm" draw:z-index="5"><draw:image xlink:href="Pictures/1000020100000455000000DF02007737.png" xlink:type="simple" xlink:show="embed" xlink:actuate="onLoad"/></draw:frame></text:p>
      <text:p text:style-name="Standard"><draw:frame draw:style-name="fr1" draw:name="Imagem7" text:anchor-type="paragraph" svg:width="17cm" svg:height="3.404cm" draw:z-index="6"><draw:image xlink:href="Pictures/1000020100000454000000DE300F9EBF.png" xlink:type="simple" xlink:show="embed" xlink:actuate="onLoad"/></draw:frame><text:soft-page-break/></text:p>
      <text:p text:style-name="Standard"><draw:frame draw:style-name="fr1" draw:name="Imagem8" text:anchor-type="paragraph" svg:width="17cm" svg:height="8.22cm" draw:z-index="7"><draw:image xlink:href="Pictures/10000201000003ED000001E6B92E0BD7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3:12:57.367000000</meta:creation-date>
    <dc:date>2018-04-03T13:14:36.902000000</dc:date>
    <meta:editing-duration>P0D</meta:editing-duration>
    <meta:editing-cycles>1</meta:editing-cycles>
    <meta:document-statistic meta:table-count="0" meta:image-count="8" meta:object-count="0" meta:page-count="3" meta:paragraph-count="0" meta:word-count="0" meta:character-count="0" meta:non-whitespace-character-count="0"/>
    <meta:generator>LibreOffice/4.2.5.2$Windows_x86 LibreOffice_project/6ff819b65674ae6c83f3cbab9e4a4c2b292a7a94</meta:generator>
  </office:meta>
</office:document-meta>
</file>